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c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fo:font-weight="bold" style:font-name-asian="Courier New" style:font-weight-asian="bold" style:font-name-complex="Courier New" style:font-weight-complex="bold"/>
    </style:style>
    <style:style style:name="T3" style:family="text">
      <style:text-properties fo:color="#000000"/>
    </style:style>
    <style:style style:name="T4" style:family="text">
      <style:text-properties fo:color="#0000c0"/>
    </style:style>
    <style:style style:name="T5" style:family="text">
      <style:text-properties fo:color="#0000c0" style:font-name-asian="Courier New" style:font-name-complex="Courier New"/>
    </style:style>
    <style:style style:name="T6" style:family="text">
      <style:text-properties fo:color="#00ae00"/>
    </style:style>
    <style:style style:name="T7" style:family="text">
      <style:text-properties fo:color="#ff0000"/>
    </style:style>
    <style:style style:name="T8" style:family="text">
      <style:text-properties fo:color="#896612"/>
    </style:style>
    <style:style style:name="T9" style:family="text">
      <style:text-properties fo:color="#896612" style:font-name-asian="Courier New" style:font-name-complex="Courier New"/>
    </style:style>
    <style:style style:name="T10" style:family="text">
      <style:text-properties fo:color="#008080"/>
    </style:style>
    <style:style style:name="T11" style:family="text">
      <style:text-properties fo:color="#3f7f7f"/>
    </style:style>
    <style:style style:name="T12" style:family="text">
      <style:text-properties fo:color="#7f007f"/>
    </style:style>
    <style:style style:name="T13" style:family="text">
      <style:text-properties fo:color="#2a00ff" fo:font-style="italic" style:font-style-asian="italic" style:font-style-complex="italic"/>
    </style:style>
    <style:style style:name="T14" style:family="text">
      <style:text-properties fo:color="#808080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worzenie klasy rozszerzającej możliwości twig.</text:p>
      <text:p text:style-name="P1">Dodajemy nowy katalog i plik</text:p>
      <text:p text:style-name="P1">Zamiast daty dodania artykułu dodamy liczbę dni kiedy artykuł został dodany.</text:p>
      <text:p text:style-name="P1"/>
      <text:p text:style-name="P11">src/Blogger/BlogBundle/<text:span text:style-name="T6">Twig/Extensions/BloggerBlogExtension.php</text:span></text:p>
      <text:p text:style-name="P1"/>
      <text:p text:style-name="P2">&lt;?php</text:p>
      <text:p text:style-name="P8">// src/Blogger/BlogBundle/Twig/Extensions/BloggerBlogExtension.php</text:p>
      <text:p text:style-name="P6"/>
      <text:p text:style-name="P9">namespace Blogger\BlogBundle\Twig\Extensions;</text:p>
      <text:p text:style-name="P6"/>
      <text:p text:style-name="P6"><text:span text:style-name="T1">class </text:span><text:span text:style-name="T3">BloggerBlogExtension </text:span><text:span text:style-name="T1">extends </text:span><text:span text:style-name="T3">\Twig_Extension</text:span></text:p>
      <text:p text:style-name="P9">{</text:p>
      <text:p text:style-name="P6"><text:span text:style-name="T3"><text:s text:c="4"/></text:span><text:span text:style-name="T1">public function </text:span><text:span text:style-name="T3">getFilters()</text:span></text:p>
      <text:p text:style-name="P9"><text:s text:c="4"/>{</text:p>
      <text:p text:style-name="P6"><text:span text:style-name="T3"><text:s text:c="8"/></text:span><text:span text:style-name="T1">return array</text:span><text:span text:style-name="T3">(</text:span></text:p>
      <text:p text:style-name="P6"><text:span text:style-name="T3"><text:s text:c="12"/></text:span><text:span text:style-name="T4">'created_ago' </text:span><text:span text:style-name="T3">=&gt; </text:span><text:span text:style-name="T1">new </text:span><text:span text:style-name="T3">\Twig_Filter_Method($this, </text:span><text:span text:style-name="T4">'createdAgo'</text:span><text:span text:style-name="T3">),</text:span></text:p>
      <text:p text:style-name="P9"><text:s text:c="8"/>);</text:p>
      <text:p text:style-name="P9"><text:s text:c="4"/>}</text:p>
      <text:p text:style-name="P6"/>
      <text:p text:style-name="P6"><text:span text:style-name="T3"><text:s text:c="4"/></text:span><text:span text:style-name="T1">public function </text:span><text:span text:style-name="T3">createdAgo(\DateTime $dateTime)</text:span></text:p>
      <text:p text:style-name="P9"><text:s text:c="4"/>{</text:p>
      <text:p text:style-name="P9"><text:s text:c="8"/>$delta = time() - $dateTime-&gt;getTimestamp();</text:p>
      <text:p text:style-name="P6"><text:span text:style-name="T3"><text:s text:c="8"/></text:span><text:span text:style-name="T1">if </text:span><text:span text:style-name="T3">($delta &lt; 0)</text:span></text:p>
      <text:p text:style-name="P6"><text:span text:style-name="T3"><text:s text:c="12"/></text:span><text:span text:style-name="T1">throw new </text:span><text:span text:style-name="T3">\InvalidArgumentException("createdAgo is unable to handle dates in the future</text:span><text:span text:style-name="T4">");</text:span></text:p>
      <text:p text:style-name="P6"/>
      <text:p text:style-name="P6"><text:span text:style-name="T4"><text:s text:c="8"/></text:span><text:span text:style-name="T3">$duration</text:span><text:span text:style-name="T4"> = "";</text:span></text:p>
      <text:p text:style-name="P6"><text:span text:style-name="T4"><text:s text:c="8"/>if (</text:span><text:span text:style-name="T3">$delta</text:span><text:span text:style-name="T4"> &lt; 60)</text:span></text:p>
      <text:p text:style-name="P10"><text:s text:c="8"/>{</text:p>
      <text:p text:style-name="P10"><text:s text:c="12"/>// Seconds</text:p>
      <text:p text:style-name="P6"><text:span text:style-name="T4"><text:s text:c="12"/></text:span><text:span text:style-name="T3">$time</text:span><text:span text:style-name="T4"> = </text:span><text:span text:style-name="T3">$delta</text:span><text:span text:style-name="T4">;</text:span></text:p>
      <text:p text:style-name="P6"><text:span text:style-name="T4"><text:s text:c="12"/></text:span><text:span text:style-name="T3">$duration</text:span><text:span text:style-name="T4"> = </text:span><text:span text:style-name="T3">$time</text:span><text:span text:style-name="T4"> . "</text:span><text:span text:style-name="T3"> second</text:span><text:span text:style-name="T4">" . ((</text:span><text:span text:style-name="T3">$time</text:span><text:span text:style-name="T4"> &gt; 1) ? "</text:span><text:span text:style-name="T3">s</text:span><text:span text:style-name="T4">" : "") . " </text:span><text:span text:style-name="T3">ago</text:span><text:span text:style-name="T4">";</text:span></text:p>
      <text:p text:style-name="P10"><text:s text:c="8"/>}</text:p>
      <text:p text:style-name="P6"><text:span text:style-name="T4"><text:s text:c="8"/>else if (</text:span><text:span text:style-name="T3">$delta</text:span><text:span text:style-name="T4"> &lt;= 3600)</text:span></text:p>
      <text:p text:style-name="P10"><text:s text:c="8"/>{</text:p>
      <text:p text:style-name="P10"><text:s text:c="12"/>// Mins</text:p>
      <text:p text:style-name="P6"><text:span text:style-name="T4"><text:s text:c="12"/></text:span><text:span text:style-name="T3">$time</text:span><text:span text:style-name="T4"> = floor(</text:span><text:span text:style-name="T3">$delta</text:span><text:span text:style-name="T4"> / 60);</text:span></text:p>
      <text:p text:style-name="P6"><text:span text:style-name="T4"><text:s text:c="12"/></text:span><text:span text:style-name="T3">$duration</text:span><text:span text:style-name="T4"> = </text:span><text:span text:style-name="T3">$time</text:span><text:span text:style-name="T4"> . "</text:span><text:span text:style-name="T3"> minute</text:span><text:span text:style-name="T4">" . ((</text:span><text:span text:style-name="T3">$time</text:span><text:span text:style-name="T4"> &gt; 1) ? "</text:span><text:span text:style-name="T3">s</text:span><text:span text:style-name="T4">" : "") . " </text:span><text:span text:style-name="T3">ago</text:span><text:span text:style-name="T4">";</text:span></text:p>
      <text:p text:style-name="P10"><text:s text:c="8"/>}</text:p>
      <text:p text:style-name="P6"><text:span text:style-name="T4"><text:s text:c="8"/>else if (</text:span><text:span text:style-name="T3">$delta</text:span><text:span text:style-name="T4"> &lt;= 86400)</text:span></text:p>
      <text:p text:style-name="P10"><text:s text:c="8"/>{</text:p>
      <text:p text:style-name="P10"><text:s text:c="12"/>// Hours</text:p>
      <text:p text:style-name="P6"><text:span text:style-name="T4"><text:s text:c="12"/></text:span><text:span text:style-name="T3">$time</text:span><text:span text:style-name="T4"> = floor(</text:span><text:span text:style-name="T3">$delta</text:span><text:span text:style-name="T4"> / 3600);</text:span></text:p>
      <text:p text:style-name="P6"><text:span text:style-name="T4"><text:s text:c="12"/></text:span><text:span text:style-name="T3">$duration</text:span><text:span text:style-name="T4"> = </text:span><text:span text:style-name="T3">$time</text:span><text:span text:style-name="T4"> . "</text:span><text:span text:style-name="T3"> hour</text:span><text:span text:style-name="T4">" . ((</text:span><text:span text:style-name="T3">$time</text:span><text:span text:style-name="T4"> &gt; 1) ? "</text:span><text:span text:style-name="T3">s</text:span><text:span text:style-name="T4">" : "") . " </text:span><text:span text:style-name="T3">ago</text:span><text:span text:style-name="T4">";</text:span></text:p>
      <text:p text:style-name="P10"><text:s text:c="8"/>}</text:p>
      <text:p text:style-name="P10"><text:s text:c="8"/>else</text:p>
      <text:p text:style-name="P10"><text:s text:c="8"/>{</text:p>
      <text:p text:style-name="P10"><text:s text:c="12"/>// Days</text:p>
      <text:p text:style-name="P6"><text:span text:style-name="T4"><text:s text:c="12"/></text:span><text:span text:style-name="T3">$time</text:span><text:span text:style-name="T4"> = floor(</text:span><text:span text:style-name="T3">$delta</text:span><text:span text:style-name="T4"> / 86400);</text:span></text:p>
      <text:p text:style-name="P6"><text:span text:style-name="T4"><text:s text:c="12"/></text:span><text:span text:style-name="T3">$duration</text:span><text:span text:style-name="T4"> = </text:span><text:span text:style-name="T3">$time</text:span><text:span text:style-name="T4"> . "</text:span><text:span text:style-name="T3"> day</text:span><text:span text:style-name="T4">" . ((</text:span><text:span text:style-name="T3">$time</text:span><text:span text:style-name="T4"> &gt; 1) ? "</text:span><text:span text:style-name="T3">s</text:span><text:span text:style-name="T4">" : "") . " </text:span><text:span text:style-name="T3">ago</text:span><text:span text:style-name="T4">";</text:span></text:p>
      <text:p text:style-name="P10"><text:s text:c="8"/>}</text:p>
      <text:p text:style-name="P6"/>
      <text:p text:style-name="P6"><text:span text:style-name="T4"><text:s text:c="8"/>return </text:span><text:span text:style-name="T3">$duration</text:span><text:span text:style-name="T4">;</text:span></text:p>
      <text:p text:style-name="P10"><text:s text:c="4"/>}</text:p>
      <text:p text:style-name="P6"/>
      <text:p text:style-name="P10"><text:s text:c="4"/>public function getName()</text:p>
      <text:p text:style-name="P10"><text:s text:c="4"/>{</text:p>
      <text:p text:style-name="P10"><text:s text:c="8"/>return 'blogger_blog_extension';</text:p>
      <text:p text:style-name="P10"><text:s text:c="4"/>}</text:p>
      <text:p text:style-name="P7"><text:span text:style-name="T5">}</text:span></text:p>
      <text:p text:style-name="P1"/>
      <text:p text:style-name="P1"/>
      <text:p text:style-name="P1"/>
      <text:p text:style-name="P1"><text:soft-page-break/>2. Rejestracja klasy w projekcie</text:p>
      <text:p text:style-name="P1"/>
      <text:p text:style-name="P1">src\Blogger\BlogBundle\Resources\config\services.yml</text:p>
      <text:p text:style-name="P1"/>
      <text:p text:style-name="P3">parameters:</text:p>
      <text:p text:style-name="P6"># <text:s text:c="3"/>blogger_blog.example.class: Blogger\BlogBundle\Example</text:p>
      <text:p text:style-name="P6"/>
      <text:p text:style-name="P6">services:</text:p>
      <text:p text:style-name="P6"># <text:s text:c="3"/>blogger_blog.example:</text:p>
      <text:p text:style-name="P6"># <text:s text:c="7"/>class: %blogger_blog.example.class%</text:p>
      <text:p text:style-name="P6"># <text:s text:c="7"/>arguments: [@service_id, "plain_value", %parameter%]</text:p>
      <text:p text:style-name="P12"><text:s text:c="4"/>blogger_blog.twig.extension:</text:p>
      <text:p text:style-name="P12"><text:s text:c="8"/>class: Blogger\BlogBundle\Twig\Extensions\BloggerBlogExtension</text:p>
      <text:p text:style-name="P12"><text:s text:c="8"/>tags:</text:p>
      <text:p text:style-name="P12"><text:s text:c="12"/>- { name: twig.extension }</text:p>
      <text:p text:style-name="P1"/>
      <text:p text:style-name="P1">3. Aktualizujemy szablon z sidebar:</text:p>
      <text:p text:style-name="P1">src\Blogger\BlogBundle\Resources\views\Page\sidebar.html.twig</text:p>
      <text:p text:style-name="P1"/>
      <text:p text:style-name="P1">{# src/Blogger/BlogBundle/Resources/views/Page/sidebar.html.twig #}</text:p>
      <text:p text:style-name="P1">....</text:p>
      <text:p text:style-name="P1">&lt;section class="section"&gt;</text:p>
      <text:p text:style-name="P1"><text:s text:c="4"/>&lt;header&gt;</text:p>
      <text:p text:style-name="P1"><text:s text:c="8"/>&lt;h3&gt;Latest Comments&lt;/h3&gt;</text:p>
      <text:p text:style-name="P1"><text:s text:c="4"/>&lt;/header&gt;</text:p>
      <text:p text:style-name="P1"><text:s text:c="4"/>{% for comment in latestComments %}</text:p>
      <text:p text:style-name="P1"><text:s text:c="8"/>&lt;article class="comment"&gt;</text:p>
      <text:p text:style-name="P1"><text:s text:c="12"/>&lt;header&gt;</text:p>
      <text:p text:style-name="P1"><text:s text:c="16"/>&lt;p class="small"&gt;&lt;span class="highlight"&gt;{{ comment.user }}&lt;/span&gt; commented on</text:p>
      <text:p text:style-name="P1"><text:s text:c="20"/>&lt;a href="{{ path('blogger_blog_show', { 'id': comment.blog.id }) }}#comment-{{ comment.id }}"&gt;</text:p>
      <text:p text:style-name="P1"><text:s text:c="24"/>{{ comment.blog.title }}</text:p>
      <text:p text:style-name="P1"><text:s text:c="20"/>&lt;/a&gt;</text:p>
      <text:p text:style-name="P1"><text:s text:c="20"/>[<text:span text:style-name="T7">&lt;em&gt;&lt;time datetime="{{ comment.created|date('c') }}"&gt;{{ comment.created|date('Y-m-d h:iA') }}&lt;/time&gt;&lt;/em&gt;</text:span>]</text:p>
      <text:p text:style-name="P1"><text:s text:c="20"/><text:span text:style-name="T6">&lt;em&gt;&lt;time datetime="{{ comment.created|date('c') }}"&gt;{{ comment.created|created_ago }}&lt;/time&gt;&lt;/em&gt;</text:span></text:p>
      <text:p text:style-name="P1"><text:s text:c="16"/>&lt;/p&gt;</text:p>
      <text:p text:style-name="P1"><text:s text:c="12"/>&lt;/header&gt;</text:p>
      <text:p text:style-name="P1"><text:s text:c="12"/>&lt;p&gt;{{ comment.comment }}&lt;/p&gt;</text:p>
      <text:p text:style-name="P1"><text:s text:c="12"/>&lt;/p&gt;</text:p>
      <text:p text:style-name="P1"><text:s text:c="8"/>&lt;/article&gt;</text:p>
      <text:p text:style-name="P1"><text:s text:c="4"/>{% else %}</text:p>
      <text:p text:style-name="P1"><text:s text:c="8"/>&lt;p&gt;There are no recent comments&lt;/p&gt;</text:p>
      <text:p text:style-name="P1"><text:s text:c="4"/>{% endfor %}</text:p>
      <text:p text:style-name="P1">&lt;/section&gt;</text:p>
      <text:p text:style-name="P1"/>
      <text:p text:style-name="P1">4. Aktualizujemy szablon z komentarzami:</text:p>
      <text:p text:style-name="P4">{# src/Blogger/BlogBundle/Resources/views/Comment/index.html.twig #}</text:p>
      <text:p text:style-name="P6"/>
      <text:p text:style-name="P6"><text:span text:style-name="T8">{%</text:span><text:span text:style-name="T1"> for </text:span><text:span text:style-name="T3">comment</text:span><text:span text:style-name="T1"> in </text:span><text:span text:style-name="T3">comments</text:span><text:span text:style-name="T1"> </text:span><text:span text:style-name="T8">%}</text:span></text:p>
      <text:p text:style-name="P6"><text:span text:style-name="T3"><text:s text:c="4"/></text:span><text:span text:style-name="T10">&lt;</text:span><text:span text:style-name="T11">article</text:span> <text:span text:style-name="T12">class</text:span><text:span text:style-name="T3">=</text:span>"<text:span text:style-name="T13">comment </text:span><text:span text:style-name="T8">{{</text:span><text:span text:style-name="T1"> </text:span><text:span text:style-name="T3">cycle</text:span><text:span text:style-name="T14">([</text:span><text:span text:style-name="T4">'odd'</text:span><text:span text:style-name="T14">,</text:span><text:span text:style-name="T1"> </text:span><text:span text:style-name="T4">'even'</text:span><text:span text:style-name="T14">],</text:span><text:span text:style-name="T1"> </text:span><text:span text:style-name="T3">loop</text:span><text:span text:style-name="T14">.</text:span><text:span text:style-name="T3">index0</text:span><text:span text:style-name="T14">)</text:span><text:span text:style-name="T1"> </text:span><text:span text:style-name="T8">}}</text:span>" <text:span text:style-name="T12">id</text:span><text:span text:style-name="T3">=</text:span>"<text:span text:style-name="T13">comment-</text:span><text:span text:style-name="T8">{{</text:span><text:span text:style-name="T1"> </text:span><text:span text:style-name="T3">comment</text:span><text:span text:style-name="T14">.</text:span><text:span text:style-name="T3">id</text:span><text:span text:style-name="T1"> </text:span><text:span text:style-name="T8">}}</text:span>"<text:span text:style-name="T10">&gt;</text:span></text:p>
      <text:p text:style-name="P6"><text:span text:style-name="T3"><text:s text:c="8"/></text:span><text:span text:style-name="T10">&lt;</text:span><text:span text:style-name="T11">header</text:span><text:span text:style-name="T10">&gt;</text:span></text:p>
      <text:p text:style-name="P5"><text:s text:c="12"/>&lt;p&gt;&lt;span class=<text:span text:style-name="T15">"highlight"</text:span>&gt;{{<text:span text:style-name="T16"> </text:span>comment.user<text:span text:style-name="T16"> </text:span>}}&lt;/span&gt; commented &lt;time datetime="{{<text:span text:style-name="T16"> </text:span>comment.created|date('c')<text:span text:style-name="T16"> </text:span>}}"&gt;{{<text:span text:style-name="T16"> </text:span>comment.created|date('l, F j, Y')<text:span text:style-name="T16"> </text:span>}}&lt;/time&gt;&lt;/p&gt;</text:p>
      <text:p text:style-name="P12"><text:s text:c="12"/>&lt;p&gt;&lt;span class=<text:span text:style-name="T15">"highlight"</text:span>&gt;{{<text:span text:style-name="T16"> </text:span>comment.user<text:span text:style-name="T16"> </text:span>}}&lt;/span&gt; commented &lt;time datetime="{{<text:span text:style-name="T16"> </text:span>comment.created|date('c')<text:span text:style-name="T16"> </text:span>}}"&gt;{{<text:span text:style-name="T16"> </text:span>comment.created|created_ago<text:span text:style-name="T16"> </text:span>}}&lt;/time&gt;&lt;/p&gt;</text:p>
      <text:p text:style-name="P6"><text:span text:style-name="T3"><text:s text:c="8"/></text:span><text:span text:style-name="T10">&lt;/</text:span><text:span text:style-name="T11">header</text:span><text:span text:style-name="T10">&gt;</text:span></text:p>
      <text:p text:style-name="P6"><text:span text:style-name="T3"><text:s text:c="8"/></text:span><text:span text:style-name="T10">&lt;</text:span><text:span text:style-name="T11">p</text:span><text:span text:style-name="T10">&gt;</text:span><text:span text:style-name="T8">{{</text:span><text:span text:style-name="T1"> </text:span><text:span text:style-name="T3">comment</text:span><text:span text:style-name="T14">.</text:span><text:span text:style-name="T3">comment</text:span><text:span text:style-name="T1"> </text:span><text:span text:style-name="T8">}}</text:span><text:span text:style-name="T10">&lt;/</text:span><text:span text:style-name="T11">p</text:span><text:span text:style-name="T10">&gt;</text:span></text:p>
      <text:p text:style-name="P6"><text:span text:style-name="T3"><text:s text:c="4"/></text:span><text:span text:style-name="T10">&lt;/</text:span><text:span text:style-name="T11">article</text:span><text:span text:style-name="T10">&gt;</text:span></text:p>
      <text:p text:style-name="P6"><text:span text:style-name="T8">{%</text:span><text:span text:style-name="T1"> else </text:span><text:span text:style-name="T8">%}</text:span></text:p>
      <text:p text:style-name="P6"><text:soft-page-break/><text:span text:style-name="T3"><text:s text:c="4"/></text:span><text:span text:style-name="T10">&lt;</text:span><text:span text:style-name="T11">p</text:span><text:span text:style-name="T10">&gt;</text:span><text:span text:style-name="T3">There are no comments for this post. Be the first to comment...</text:span><text:span text:style-name="T10">&lt;/</text:span><text:span text:style-name="T11">p</text:span><text:span text:style-name="T10">&gt;</text:span></text:p>
      <text:p text:style-name="P7"><text:span text:style-name="T9">{%</text:span><text:span text:style-name="T2"> endfor </text:span><text:span text:style-name="T9">%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9M</meta:editing-duration>
    <meta:editing-cycles>9</meta:editing-cycles>
    <meta:generator>OpenOffice.org/3.3$Win32 OpenOffice.org_project/330m20$Build-9567</meta:generator>
    <dc:date>2013-09-02T15:24:41.50</dc:date>
    <dc:creator>szymon idczak</dc:creator>
    <meta:document-statistic meta:table-count="0" meta:image-count="0" meta:object-count="0" meta:page-count="3" meta:paragraph-count="103" meta:word-count="383" meta:character-count="3877"/>
    <meta:user-defined meta:name="Info 1"/>
    <meta:user-defined meta:name="Info 2"/>
    <meta:user-defined meta:name="Info 3"/>
    <meta:user-defined meta:name="Info 4"/>
  </office:meta>
</office:document-meta>
</file>